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TagConfig.JspTa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pTagConfig.JspTagConfig( DocType docType , IdJavascript idJavascript , String treeImage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pTagConfig.getTreeImag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Config.getTreeRender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Config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Config.getId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agConfig.JspTagConfig( DocType docType , IdJavascript idJavascript , String treeImageLocation , String treeRenderer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